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Util.unpackArchive( InputStream is , File targetDi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ileUtil.copyInputStream( InputStream in , 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Util.buildDirectory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til.File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leUtil.unpackArchive( File theFile , File target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leUtil.unpackArchive( URL url , File target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eUtil.deleteFile( File fileToDelet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